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2/Pictures/2000000D000000DF000000DF9D6463D4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0D000000DF000000DF903272BD.svm"/>
  <manifest:file-entry manifest:media-type="" manifest:full-path="Object 3/Pictures/2000000D000000DF000000DF336B7471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Pictures/2000000D000000DD000000DD07B12F7F.svm"/>
  <manifest:file-entry manifest:media-type="" manifest:full-path="Object 4/Pictures/2000000D000000DD000000DDDC7CCDFB.svm"/>
  <manifest:file-entry manifest:media-type="" manifest:full-path="Object 4/Pictures/2000000D000000DD000000DDA1622F59.svm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68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1.7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shapes>
          <draw:frame draw:z-index="0" draw:style-name="gr1" svg:width="29.311cm" svg:height="15.979cm" svg:x="1.935cm" svg:y="7.8cm">
            <draw:object draw:notify-on-update-of-ranges="Tabelle1.B10:Tabelle1.L10 Tabelle1.A11:Tabelle1.A11 Tabelle1.B11:Tabelle1.L11 Tabelle1.A12:Tabelle1.A12 Tabelle1.B12:Tabelle1.L12 Tabelle1.A13:Tabelle1.A13 Tabelle1.B13:Tabelle1.L1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string">
            <text:p>Schuljahr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table:formula="of:=[.C1]+1" office:value-type="float" office:value="2002">
            <text:p>2002</text:p>
          </table:table-cell>
          <table:table-cell table:formula="of:=[.D1]+1" office:value-type="float" office:value="2003">
            <text:p>2003</text:p>
          </table:table-cell>
          <table:table-cell table:formula="of:=[.E1]+1" office:value-type="float" office:value="2004">
            <text:p>2004</text:p>
          </table:table-cell>
          <table:table-cell table:formula="of:=[.F1]+1" office:value-type="float" office:value="2005">
            <text:p>2005</text:p>
          </table:table-cell>
          <table:table-cell table:formula="of:=[.G1]+1" office:value-type="float" office:value="2006">
            <text:p>2006</text:p>
          </table:table-cell>
          <table:table-cell table:formula="of:=[.H1]+1" office:value-type="float" office:value="2007">
            <text:p>2007</text:p>
          </table:table-cell>
          <table:table-cell table:formula="of:=[.I1]+1" office:value-type="float" office:value="2008">
            <text:p>2008</text:p>
          </table:table-cell>
          <table:table-cell table:formula="of:=[.J1]+1" office:value-type="float" office:value="2009">
            <text:p>2009</text:p>
          </table:table-cell>
          <table:table-cell table:formula="of:=[.K1]+1" office:value-type="float" office:value="2010">
            <text:p>2010</text:p>
          </table:table-cell>
          <table:table-cell table:formula="of:=[.L1]+1" office:value-type="float" office:value="2011">
            <text:p>2011</text:p>
          </table:table-cell>
          <table:table-cell table:number-columns-repeated="2"/>
        </table:table-row>
        <table:table-row table:style-name="ro1">
          <table:table-cell office:value-type="string">
            <text:p>Schüler aller Schulen</text:p>
          </table:table-cell>
          <table:table-cell table:style-name="ce1" office:value-type="float" office:value="2859677">
            <text:p>2.859.677</text:p>
          </table:table-cell>
          <table:table-cell table:style-name="ce1" office:value-type="float" office:value="2871584">
            <text:p>2.871.584</text:p>
          </table:table-cell>
          <table:table-cell table:style-name="ce1" office:value-type="float" office:value="2886101">
            <text:p>2.886.101</text:p>
          </table:table-cell>
          <table:table-cell table:style-name="ce1" office:value-type="float" office:value="2908107">
            <text:p>2.908.107</text:p>
          </table:table-cell>
          <table:table-cell table:style-name="ce1" office:value-type="float" office:value="2913332">
            <text:p>2.913.332</text:p>
          </table:table-cell>
          <table:table-cell table:style-name="ce1" office:value-type="float" office:value="2903426">
            <text:p>2.903.426</text:p>
          </table:table-cell>
          <table:table-cell table:style-name="ce1" office:value-type="float" office:value="2880193">
            <text:p>2.880.193</text:p>
          </table:table-cell>
          <table:table-cell table:style-name="ce1" office:value-type="float" office:value="2861251">
            <text:p>2.861.251</text:p>
          </table:table-cell>
          <table:table-cell table:style-name="ce1" office:value-type="float" office:value="2826162">
            <text:p>2.826.162</text:p>
          </table:table-cell>
          <table:table-cell table:style-name="ce1" office:value-type="float" office:value="2799259">
            <text:p>2.799.259</text:p>
          </table:table-cell>
          <table:table-cell table:style-name="ce1" office:value-type="float" office:value="2754304">
            <text:p>2.754.304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>
            <text:p>Berufskolleg (ohne FörderBKs)</text:p>
          </table:table-cell>
          <table:table-cell table:style-name="ce1" office:value-type="float" office:value="546994">
            <text:p>546.994</text:p>
          </table:table-cell>
          <table:table-cell table:style-name="ce1" office:value-type="float" office:value="554220">
            <text:p>554.220</text:p>
          </table:table-cell>
          <table:table-cell table:style-name="ce1" office:value-type="float" office:value="557089">
            <text:p>557.089</text:p>
          </table:table-cell>
          <table:table-cell table:style-name="ce1" office:value-type="float" office:value="562632">
            <text:p>562.632</text:p>
          </table:table-cell>
          <table:table-cell table:style-name="ce1" office:value-type="float" office:value="573006">
            <text:p>573.006</text:p>
          </table:table-cell>
          <table:table-cell table:style-name="ce1" office:value-type="float" office:value="581101">
            <text:p>581.101</text:p>
          </table:table-cell>
          <table:table-cell table:style-name="ce1" office:value-type="float" office:value="588638">
            <text:p>588.638</text:p>
          </table:table-cell>
          <table:table-cell table:style-name="ce1" office:value-type="float" office:value="603691">
            <text:p>603.691</text:p>
          </table:table-cell>
          <table:table-cell table:style-name="ce1" office:value-type="float" office:value="613070">
            <text:p>613.070</text:p>
          </table:table-cell>
          <table:table-cell table:style-name="ce1" office:value-type="float" office:value="614890">
            <text:p>614.890</text:p>
          </table:table-cell>
          <table:table-cell table:style-name="ce1" office:value-type="float" office:value="605765">
            <text:p>605.765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>
            <text:p>Förderschüler (Primarstufe und Sekundarstufen I u.II)</text:p>
          </table:table-cell>
          <table:table-cell table:style-name="ce1" office:value-type="float" office:value="100120">
            <text:p>100.120</text:p>
          </table:table-cell>
          <table:table-cell table:style-name="ce1" office:value-type="float" office:value="104099">
            <text:p>104.099</text:p>
          </table:table-cell>
          <table:table-cell table:style-name="ce1" office:value-type="float" office:value="107962">
            <text:p>107.962</text:p>
          </table:table-cell>
          <table:table-cell table:style-name="ce1" office:value-type="float" office:value="110650">
            <text:p>110.650</text:p>
          </table:table-cell>
          <table:table-cell table:style-name="ce1" office:value-type="float" office:value="111085">
            <text:p>111.085</text:p>
          </table:table-cell>
          <table:table-cell table:style-name="ce1" office:value-type="float" office:value="109824">
            <text:p>109.824</text:p>
          </table:table-cell>
          <table:table-cell table:style-name="ce1" office:value-type="float" office:value="109883">
            <text:p>109.883</text:p>
          </table:table-cell>
          <table:table-cell table:style-name="ce1" office:value-type="float" office:value="109636">
            <text:p>109.636</text:p>
          </table:table-cell>
          <table:table-cell table:style-name="ce1" office:value-type="float" office:value="108854">
            <text:p>108.854</text:p>
          </table:table-cell>
          <table:table-cell table:style-name="ce1" office:value-type="float" office:value="108021">
            <text:p>108.021</text:p>
          </table:table-cell>
          <table:table-cell table:style-name="ce1" office:value-type="float" office:value="105545">
            <text:p>105.545</text:p>
          </table:table-cell>
          <table:table-cell table:style-name="ce1"/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2" table:formula="of:=100*[.B3]/[.B2]" office:value-type="float" office:value="19.1278245759923">
            <text:p>19,13</text:p>
          </table:table-cell>
          <table:table-cell table:style-name="ce2" table:formula="of:=100*[.C3]/[.C2]" office:value-type="float" office:value="19.3001493252505">
            <text:p>19,30</text:p>
          </table:table-cell>
          <table:table-cell table:style-name="ce2" table:formula="of:=100*[.D3]/[.D2]" office:value-type="float" office:value="19.3024776333191">
            <text:p>19,30</text:p>
          </table:table-cell>
          <table:table-cell table:style-name="ce2" table:formula="of:=100*[.E3]/[.E2]" office:value-type="float" office:value="19.3470185244216">
            <text:p>19,35</text:p>
          </table:table-cell>
          <table:table-cell table:style-name="ce2" table:formula="of:=100*[.F3]/[.F2]" office:value-type="float" office:value="19.6684071708957">
            <text:p>19,67</text:p>
          </table:table-cell>
          <table:table-cell table:style-name="ce2" table:formula="of:=100*[.G3]/[.G2]" office:value-type="float" office:value="20.0143210124866">
            <text:p>20,01</text:p>
          </table:table-cell>
          <table:table-cell table:style-name="ce2" table:formula="of:=100*[.H3]/[.H2]" office:value-type="float" office:value="20.4374498514509">
            <text:p>20,44</text:p>
          </table:table-cell>
          <table:table-cell table:style-name="ce2" table:formula="of:=100*[.I3]/[.I2]" office:value-type="float" office:value="21.0988480213725">
            <text:p>21,10</text:p>
          </table:table-cell>
          <table:table-cell table:style-name="ce2" table:formula="of:=100*[.J3]/[.J2]" office:value-type="float" office:value="21.6926701300209">
            <text:p>21,69</text:p>
          </table:table-cell>
          <table:table-cell table:style-name="ce2" table:formula="of:=100*[.K3]/[.K2]" office:value-type="float" office:value="21.9661703329345">
            <text:p>21,97</text:p>
          </table:table-cell>
          <table:table-cell table:style-name="ce2" table:formula="of:=100*[.L3]/[.L2]" office:value-type="float" office:value="21.9933965168696">
            <text:p>21,99</text:p>
          </table:table-cell>
          <table:table-cell table:style-name="ce2"/>
          <table:table-cell table:formula="of:=[.L7]-[.B7]" office:value-type="float" office:value="2.86557194087727">
            <text:p>2,8655719409</text:p>
          </table:table-cell>
          <table:table-cell/>
        </table:table-row>
        <table:table-row table:style-name="ro1">
          <table:table-cell/>
          <table:table-cell table:style-name="ce2" table:formula="of:=100*[.B4]/[.B2]" office:value-type="float" office:value="3.50109470405224">
            <text:p>3,50</text:p>
          </table:table-cell>
          <table:table-cell table:style-name="ce2" table:formula="of:=100*[.C4]/[.C2]" office:value-type="float" office:value="3.62514208186144">
            <text:p>3,63</text:p>
          </table:table-cell>
          <table:table-cell table:style-name="ce2" table:formula="of:=100*[.D4]/[.D2]" office:value-type="float" office:value="3.74075612738432">
            <text:p>3,74</text:p>
          </table:table-cell>
          <table:table-cell table:style-name="ce2" table:formula="of:=100*[.E4]/[.E2]" office:value-type="float" office:value="3.80488063197124">
            <text:p>3,80</text:p>
          </table:table-cell>
          <table:table-cell table:style-name="ce2" table:formula="of:=100*[.F4]/[.F2]" office:value-type="float" office:value="3.81298801509749">
            <text:p>3,81</text:p>
          </table:table-cell>
          <table:table-cell table:style-name="ce2" table:formula="of:=100*[.G4]/[.G2]" office:value-type="float" office:value="3.7825658377379">
            <text:p>3,78</text:p>
          </table:table-cell>
          <table:table-cell table:style-name="ce2" table:formula="of:=100*[.H4]/[.H2]" office:value-type="float" office:value="3.81512627799595">
            <text:p>3,82</text:p>
          </table:table-cell>
          <table:table-cell table:style-name="ce2" table:formula="of:=100*[.I4]/[.I2]" office:value-type="float" office:value="3.83175051751839">
            <text:p>3,83</text:p>
          </table:table-cell>
          <table:table-cell table:style-name="ce2" table:formula="of:=100*[.J4]/[.J2]" office:value-type="float" office:value="3.85165464683199">
            <text:p>3,85</text:p>
          </table:table-cell>
          <table:table-cell table:style-name="ce2" table:formula="of:=100*[.K4]/[.K2]" office:value-type="float" office:value="3.85891409119342">
            <text:p>3,86</text:p>
          </table:table-cell>
          <table:table-cell table:style-name="ce2" table:formula="of:=100*[.L4]/[.L2]" office:value-type="float" office:value="3.83200256761781">
            <text:p>3,83</text:p>
          </table:table-cell>
          <table:table-cell table:style-name="ce2"/>
          <table:table-cell table:formula="of:=[.L8]-[.C8]" office:value-type="float" office:value="0.206860485756369">
            <text:p>0,2068604858</text:p>
          </table:table-cell>
          <table:table-cell table:formula="of:=[.F8]-[.B8]" office:value-type="float" office:value="0.311893311045249">
            <text:p>0,31189331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Schuljahr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table:formula="of:=[.C10]+1" office:value-type="float" office:value="2002">
            <text:p>2002</text:p>
          </table:table-cell>
          <table:table-cell table:formula="of:=[.D10]+1" office:value-type="float" office:value="2003">
            <text:p>2003</text:p>
          </table:table-cell>
          <table:table-cell table:formula="of:=[.E10]+1" office:value-type="float" office:value="2004">
            <text:p>2004</text:p>
          </table:table-cell>
          <table:table-cell table:formula="of:=[.F10]+1" office:value-type="float" office:value="2005">
            <text:p>2005</text:p>
          </table:table-cell>
          <table:table-cell table:formula="of:=[.G10]+1" office:value-type="float" office:value="2006">
            <text:p>2006</text:p>
          </table:table-cell>
          <table:table-cell table:formula="of:=[.H10]+1" office:value-type="float" office:value="2007">
            <text:p>2007</text:p>
          </table:table-cell>
          <table:table-cell table:formula="of:=[.I10]+1" office:value-type="float" office:value="2008">
            <text:p>2008</text:p>
          </table:table-cell>
          <table:table-cell table:formula="of:=[.J10]+1" office:value-type="float" office:value="2009">
            <text:p>2009</text:p>
          </table:table-cell>
          <table:table-cell table:formula="of:=[.K10]+1" office:value-type="float" office:value="2010">
            <text:p>2010</text:p>
          </table:table-cell>
          <table:table-cell table:number-columns-repeated="3"/>
        </table:table-row>
        <table:table-row table:style-name="ro1">
          <table:table-cell office:value-type="string">
            <text:p>Schüler aller Schulen</text:p>
          </table:table-cell>
          <table:table-cell table:style-name="ce1" table:formula="of:=[.B2]/1000" office:value-type="float" office:value="2859.677">
            <text:p>2.860</text:p>
          </table:table-cell>
          <table:table-cell table:style-name="ce1" table:formula="of:=[.C2]/1000" office:value-type="float" office:value="2871.584">
            <text:p>2.872</text:p>
          </table:table-cell>
          <table:table-cell table:style-name="ce1" table:formula="of:=[.D2]/1000" office:value-type="float" office:value="2886.101">
            <text:p>2.886</text:p>
          </table:table-cell>
          <table:table-cell table:style-name="ce1" table:formula="of:=[.E2]/1000" office:value-type="float" office:value="2908.107">
            <text:p>2.908</text:p>
          </table:table-cell>
          <table:table-cell table:style-name="ce1" table:formula="of:=[.F2]/1000" office:value-type="float" office:value="2913.332">
            <text:p>2.913</text:p>
          </table:table-cell>
          <table:table-cell table:style-name="ce1" table:formula="of:=[.G2]/1000" office:value-type="float" office:value="2903.426">
            <text:p>2.903</text:p>
          </table:table-cell>
          <table:table-cell table:style-name="ce1" table:formula="of:=[.H2]/1000" office:value-type="float" office:value="2880.193">
            <text:p>2.880</text:p>
          </table:table-cell>
          <table:table-cell table:style-name="ce1" table:formula="of:=[.I2]/1000" office:value-type="float" office:value="2861.251">
            <text:p>2.861</text:p>
          </table:table-cell>
          <table:table-cell table:style-name="ce1" table:formula="of:=[.J2]/1000" office:value-type="float" office:value="2826.162">
            <text:p>2.826</text:p>
          </table:table-cell>
          <table:table-cell table:style-name="ce1" table:formula="of:=[.K2]/1000" office:value-type="float" office:value="2799.259">
            <text:p>2.799</text:p>
          </table:table-cell>
          <table:table-cell table:style-name="ce1" table:formula="of:=[.L2]/1000" office:value-type="float" office:value="2754.304">
            <text:p>2.754</text:p>
          </table:table-cell>
          <table:table-cell table:number-columns-repeated="3"/>
        </table:table-row>
        <table:table-row table:style-name="ro1">
          <table:table-cell office:value-type="string">
            <text:p>Berufskolleg (ohne FörderBKs)</text:p>
          </table:table-cell>
          <table:table-cell table:style-name="ce1" table:formula="of:=[.B3]/1000" office:value-type="float" office:value="546.994">
            <text:p>547</text:p>
          </table:table-cell>
          <table:table-cell table:style-name="ce1" table:formula="of:=[.C3]/1000" office:value-type="float" office:value="554.22">
            <text:p>554</text:p>
          </table:table-cell>
          <table:table-cell table:style-name="ce1" table:formula="of:=[.D3]/1000" office:value-type="float" office:value="557.089">
            <text:p>557</text:p>
          </table:table-cell>
          <table:table-cell table:style-name="ce1" table:formula="of:=[.E3]/1000" office:value-type="float" office:value="562.632">
            <text:p>563</text:p>
          </table:table-cell>
          <table:table-cell table:style-name="ce1" table:formula="of:=[.F3]/1000" office:value-type="float" office:value="573.006">
            <text:p>573</text:p>
          </table:table-cell>
          <table:table-cell table:style-name="ce1" table:formula="of:=[.G3]/1000" office:value-type="float" office:value="581.101">
            <text:p>581</text:p>
          </table:table-cell>
          <table:table-cell table:style-name="ce1" table:formula="of:=[.H3]/1000" office:value-type="float" office:value="588.638">
            <text:p>589</text:p>
          </table:table-cell>
          <table:table-cell table:style-name="ce1" table:formula="of:=[.I3]/1000" office:value-type="float" office:value="603.691">
            <text:p>604</text:p>
          </table:table-cell>
          <table:table-cell table:style-name="ce1" table:formula="of:=[.J3]/1000" office:value-type="float" office:value="613.07">
            <text:p>613</text:p>
          </table:table-cell>
          <table:table-cell table:style-name="ce1" table:formula="of:=[.K3]/1000" office:value-type="float" office:value="614.89">
            <text:p>615</text:p>
          </table:table-cell>
          <table:table-cell table:style-name="ce1" table:formula="of:=[.L3]/1000" office:value-type="float" office:value="605.765">
            <text:p>606</text:p>
          </table:table-cell>
          <table:table-cell table:number-columns-repeated="3"/>
        </table:table-row>
        <table:table-row table:style-name="ro1">
          <table:table-cell office:value-type="string">
            <text:p>Förderschüler (Primarstufe und Sekundarstufen I u.II)</text:p>
          </table:table-cell>
          <table:table-cell table:style-name="ce1" table:formula="of:=[.B4]/1000" office:value-type="float" office:value="100.12">
            <text:p>100</text:p>
          </table:table-cell>
          <table:table-cell table:style-name="ce1" table:formula="of:=[.C4]/1000" office:value-type="float" office:value="104.099">
            <text:p>104</text:p>
          </table:table-cell>
          <table:table-cell table:style-name="ce1" table:formula="of:=[.D4]/1000" office:value-type="float" office:value="107.962">
            <text:p>108</text:p>
          </table:table-cell>
          <table:table-cell table:style-name="ce1" table:formula="of:=[.E4]/1000" office:value-type="float" office:value="110.65">
            <text:p>111</text:p>
          </table:table-cell>
          <table:table-cell table:style-name="ce1" table:formula="of:=[.F4]/1000" office:value-type="float" office:value="111.085">
            <text:p>111</text:p>
          </table:table-cell>
          <table:table-cell table:style-name="ce1" table:formula="of:=[.G4]/1000" office:value-type="float" office:value="109.824">
            <text:p>110</text:p>
          </table:table-cell>
          <table:table-cell table:style-name="ce1" table:formula="of:=[.H4]/1000" office:value-type="float" office:value="109.883">
            <text:p>110</text:p>
          </table:table-cell>
          <table:table-cell table:style-name="ce1" table:formula="of:=[.I4]/1000" office:value-type="float" office:value="109.636">
            <text:p>110</text:p>
          </table:table-cell>
          <table:table-cell table:style-name="ce1" table:formula="of:=[.J4]/1000" office:value-type="float" office:value="108.854">
            <text:p>109</text:p>
          </table:table-cell>
          <table:table-cell table:style-name="ce1" table:formula="of:=[.K4]/1000" office:value-type="float" office:value="108.021">
            <text:p>108</text:p>
          </table:table-cell>
          <table:table-cell table:style-name="ce1" table:formula="of:=[.L4]/1000" office:value-type="float" office:value="105.545">
            <text:p>106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formula="of:=[.B2]/[.B4]" office:value-type="float" office:value="28.5624950059928">
            <text:p>28,562495006</text:p>
          </table:table-cell>
          <table:table-cell table:formula="of:=[.C2]/[.C4]" office:value-type="float" office:value="27.5851256976532">
            <text:p>27,5851256977</text:p>
          </table:table-cell>
          <table:table-cell table:formula="of:=[.D2]/[.D4]" office:value-type="float" office:value="26.7325633093125">
            <text:p>26,7325633093</text:p>
          </table:table-cell>
          <table:table-cell table:formula="of:=[.E2]/[.E4]" office:value-type="float" office:value="26.2820334387709">
            <text:p>26,2820334388</text:p>
          </table:table-cell>
          <table:table-cell table:formula="of:=[.F2]/[.F4]" office:value-type="float" office:value="26.2261511455192">
            <text:p>26,2261511455</text:p>
          </table:table-cell>
          <table:table-cell table:formula="of:=[.G2]/[.G4]" office:value-type="float" office:value="26.4370811480186">
            <text:p>26,437081148</text:p>
          </table:table-cell>
          <table:table-cell table:formula="of:=[.H2]/[.H4]" office:value-type="float" office:value="26.2114521809561">
            <text:p>26,211452181</text:p>
          </table:table-cell>
          <table:table-cell table:formula="of:=[.I2]/[.I4]" office:value-type="float" office:value="26.0977324966252">
            <text:p>26,0977324966</text:p>
          </table:table-cell>
          <table:table-cell table:formula="of:=[.J2]/[.J4]" office:value-type="float" office:value="25.9628676943429">
            <text:p>25,9628676943</text:p>
          </table:table-cell>
          <table:table-cell table:formula="of:=[.K2]/[.K4]" office:value-type="float" office:value="25.9140259764305">
            <text:p>25,9140259764</text:p>
          </table:table-cell>
          <table:table-cell table:formula="of:=[.L2]/[.L4]" office:value-type="float" office:value="26.0960159173812">
            <text:p>26,0960159174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100*[.B12]/[.B11]" office:value-type="float" office:value="19.1278245759923">
            <text:p>19,13</text:p>
          </table:table-cell>
          <table:table-cell table:style-name="ce2" table:formula="of:=100*[.C12]/[.C11]" office:value-type="float" office:value="19.3001493252505">
            <text:p>19,30</text:p>
          </table:table-cell>
          <table:table-cell table:style-name="ce2" table:formula="of:=100*[.D12]/[.D11]" office:value-type="float" office:value="19.3024776333191">
            <text:p>19,30</text:p>
          </table:table-cell>
          <table:table-cell table:style-name="ce2" table:formula="of:=100*[.E12]/[.E11]" office:value-type="float" office:value="19.3470185244216">
            <text:p>19,35</text:p>
          </table:table-cell>
          <table:table-cell table:style-name="ce2" table:formula="of:=100*[.F12]/[.F11]" office:value-type="float" office:value="19.6684071708957">
            <text:p>19,67</text:p>
          </table:table-cell>
          <table:table-cell table:style-name="ce2" table:formula="of:=100*[.G12]/[.G11]" office:value-type="float" office:value="20.0143210124866">
            <text:p>20,01</text:p>
          </table:table-cell>
          <table:table-cell table:style-name="ce2" table:formula="of:=100*[.H12]/[.H11]" office:value-type="float" office:value="20.4374498514509">
            <text:p>20,44</text:p>
          </table:table-cell>
          <table:table-cell table:style-name="ce2" table:formula="of:=100*[.I12]/[.I11]" office:value-type="float" office:value="21.0988480213725">
            <text:p>21,10</text:p>
          </table:table-cell>
          <table:table-cell table:style-name="ce2" table:formula="of:=100*[.J12]/[.J11]" office:value-type="float" office:value="21.6926701300209">
            <text:p>21,69</text:p>
          </table:table-cell>
          <table:table-cell table:style-name="ce2" table:formula="of:=100*[.K12]/[.K11]" office:value-type="float" office:value="21.9661703329345">
            <text:p>21,97</text:p>
          </table:table-cell>
          <table:table-cell table:style-name="ce2" table:formula="of:=100*[.L12]/[.L11]" office:value-type="float" office:value="21.9933965168696">
            <text:p>21,99</text:p>
          </table:table-cell>
          <table:table-cell table:style-name="ce2"/>
          <table:table-cell table:formula="of:=[.L16]-[.B16]" office:value-type="float" office:value="2.86557194087727">
            <text:p>2,8655719409</text:p>
          </table:table-cell>
          <table:table-cell/>
        </table:table-row>
        <table:table-row table:style-name="ro1">
          <table:table-cell/>
          <table:table-cell table:style-name="ce2" table:formula="of:=100*[.B13]/[.B11]" office:value-type="float" office:value="3.50109470405224">
            <text:p>3,50</text:p>
          </table:table-cell>
          <table:table-cell table:style-name="ce2" table:formula="of:=100*[.C13]/[.C11]" office:value-type="float" office:value="3.62514208186144">
            <text:p>3,63</text:p>
          </table:table-cell>
          <table:table-cell table:style-name="ce2" table:formula="of:=100*[.D13]/[.D11]" office:value-type="float" office:value="3.74075612738432">
            <text:p>3,74</text:p>
          </table:table-cell>
          <table:table-cell table:style-name="ce2" table:formula="of:=100*[.E13]/[.E11]" office:value-type="float" office:value="3.80488063197124">
            <text:p>3,80</text:p>
          </table:table-cell>
          <table:table-cell table:style-name="ce2" table:formula="of:=100*[.F13]/[.F11]" office:value-type="float" office:value="3.81298801509749">
            <text:p>3,81</text:p>
          </table:table-cell>
          <table:table-cell table:style-name="ce2" table:formula="of:=100*[.G13]/[.G11]" office:value-type="float" office:value="3.7825658377379">
            <text:p>3,78</text:p>
          </table:table-cell>
          <table:table-cell table:style-name="ce2" table:formula="of:=100*[.H13]/[.H11]" office:value-type="float" office:value="3.81512627799595">
            <text:p>3,82</text:p>
          </table:table-cell>
          <table:table-cell table:style-name="ce2" table:formula="of:=100*[.I13]/[.I11]" office:value-type="float" office:value="3.83175051751839">
            <text:p>3,83</text:p>
          </table:table-cell>
          <table:table-cell table:style-name="ce2" table:formula="of:=100*[.J13]/[.J11]" office:value-type="float" office:value="3.85165464683199">
            <text:p>3,85</text:p>
          </table:table-cell>
          <table:table-cell table:style-name="ce2" table:formula="of:=100*[.K13]/[.K11]" office:value-type="float" office:value="3.85891409119342">
            <text:p>3,86</text:p>
          </table:table-cell>
          <table:table-cell table:style-name="ce2" table:formula="of:=100*[.L13]/[.L11]" office:value-type="float" office:value="3.83200256761781">
            <text:p>3,83</text:p>
          </table:table-cell>
          <table:table-cell table:style-name="ce2"/>
          <table:table-cell table:formula="of:=[.L17]-[.B17]" office:value-type="float" office:value="0.330907863565568">
            <text:p>0,3309078636</text:p>
          </table:table-cell>
          <table:table-cell/>
        </table:table-row>
      </table:table>
      <table:table table:name="Tabelle2" table:style-name="ta1" table:print="false">
        <table:shapes>
          <draw:frame draw:z-index="0" draw:style-name="gr1" svg:width="14.013cm" svg:height="12.368cm" svg:x="11.177cm" svg:y="12.651cm">
            <draw:object draw:notify-on-update-of-ranges="Tabelle2.B1:Tabelle2.K1 Tabelle2.A3:Tabelle2.A3 Tabelle2.B3:Tabelle2.K3 Tabelle2.A5:Tabelle2.A5 Tabelle2.B5:Tabelle2.K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4.108cm" svg:height="11.117cm" svg:x="11.253cm" svg:y="24.52cm">
            <draw:object draw:notify-on-update-of-ranges="Tabelle2.B1:Tabelle2.K1 Tabelle2.A4:Tabelle2.A4 Tabelle2.B4:Tabelle2.K4 Tabelle2.A6:Tabelle2.A6 Tabelle2.B6:Tabelle2.K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 office:value-type="string">
            <text:p>Schuljahr</text:p>
          </table:table-cell>
          <table:table-cell office:value-type="float" office:value="2001">
            <text:p>2001</text:p>
          </table:table-cell>
          <table:table-cell table:formula="of:=[.B1]+1" office:value-type="float" office:value="2002">
            <text:p>2002</text:p>
          </table:table-cell>
          <table:table-cell table:formula="of:=[.C1]+1" office:value-type="float" office:value="2003">
            <text:p>2003</text:p>
          </table:table-cell>
          <table:table-cell table:formula="of:=[.D1]+1" office:value-type="float" office:value="2004">
            <text:p>2004</text:p>
          </table:table-cell>
          <table:table-cell table:formula="of:=[.E1]+1" office:value-type="float" office:value="2005">
            <text:p>2005</text:p>
          </table:table-cell>
          <table:table-cell table:formula="of:=[.F1]+1" office:value-type="float" office:value="2006">
            <text:p>2006</text:p>
          </table:table-cell>
          <table:table-cell table:formula="of:=[.G1]+1" office:value-type="float" office:value="2007">
            <text:p>2007</text:p>
          </table:table-cell>
          <table:table-cell table:formula="of:=[.H1]+1" office:value-type="float" office:value="2008">
            <text:p>2008</text:p>
          </table:table-cell>
          <table:table-cell table:formula="of:=[.I1]+1" office:value-type="float" office:value="2009">
            <text:p>2009</text:p>
          </table:table-cell>
          <table:table-cell table:formula="of:=[.J1]+1" office:value-type="float" office:value="2010">
            <text:p>2010</text:p>
          </table:table-cell>
          <table:table-cell table:formula="of:=[.K1]+1" office:value-type="float" office:value="2011">
            <text:p>2011</text:p>
          </table:table-cell>
          <table:table-cell table:number-columns-repeated="2"/>
        </table:table-row>
        <table:table-row table:style-name="ro1">
          <table:table-cell office:value-type="string">
            <text:p>Berufskolleg gesamt</text:p>
          </table:table-cell>
          <table:table-cell table:style-name="ce1" office:value-type="float" office:value="554220">
            <text:p>554.220</text:p>
          </table:table-cell>
          <table:table-cell table:style-name="ce1" office:value-type="float" office:value="557089">
            <text:p>557.089</text:p>
          </table:table-cell>
          <table:table-cell table:style-name="ce1" office:value-type="float" office:value="562632">
            <text:p>562.632</text:p>
          </table:table-cell>
          <table:table-cell table:style-name="ce1" office:value-type="float" office:value="573006">
            <text:p>573.006</text:p>
          </table:table-cell>
          <table:table-cell table:style-name="ce1" office:value-type="float" office:value="581101">
            <text:p>581.101</text:p>
          </table:table-cell>
          <table:table-cell table:style-name="ce1" office:value-type="float" office:value="588638">
            <text:p>588.638</text:p>
          </table:table-cell>
          <table:table-cell table:style-name="ce1" office:value-type="float" office:value="603691">
            <text:p>603.691</text:p>
          </table:table-cell>
          <table:table-cell table:style-name="ce1" office:value-type="float" office:value="613070">
            <text:p>613.070</text:p>
          </table:table-cell>
          <table:table-cell table:style-name="ce1" office:value-type="float" office:value="614890">
            <text:p>614.890</text:p>
          </table:table-cell>
          <table:table-cell table:style-name="ce1" office:value-type="float" office:value="605765">
            <text:p>605.765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>
            <text:p>Förderschüler am Regelberufskolleg</text:p>
          </table:table-cell>
          <table:table-cell office:value-type="float" office:value="1709">
            <text:p>1709</text:p>
          </table:table-cell>
          <table:table-cell office:value-type="float" office:value="2184">
            <text:p>2184</text:p>
          </table:table-cell>
          <table:table-cell office:value-type="float" office:value="2253">
            <text:p>2253</text:p>
          </table:table-cell>
          <table:table-cell office:value-type="float" office:value="2368">
            <text:p>2368</text:p>
          </table:table-cell>
          <table:table-cell office:value-type="float" office:value="2744">
            <text:p>2744</text:p>
          </table:table-cell>
          <table:table-cell office:value-type="float" office:value="2858">
            <text:p>2858</text:p>
          </table:table-cell>
          <table:table-cell office:value-type="float" office:value="3262">
            <text:p>3262</text:p>
          </table:table-cell>
          <table:table-cell office:value-type="float" office:value="3493">
            <text:p>3493</text:p>
          </table:table-cell>
          <table:table-cell office:value-type="float" office:value="3437">
            <text:p>3437</text:p>
          </table:table-cell>
          <table:table-cell office:value-type="float" office:value="3841">
            <text:p>3841</text:p>
          </table:table-cell>
          <table:table-cell table:number-columns-repeated="3"/>
        </table:table-row>
        <table:table-row table:style-name="ro1">
          <table:table-cell office:value-type="string">
            <text:p>Förderschüler am Regelberufskolleg schwerstbehindert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Förderschüler des Berufskollegs als Förderschule</text:p>
          </table:table-cell>
          <table:table-cell table:style-name="ce1" office:value-type="float" office:value="5639">
            <text:p>5.639</text:p>
          </table:table-cell>
          <table:table-cell table:style-name="ce1" office:value-type="float" office:value="5894">
            <text:p>5.894</text:p>
          </table:table-cell>
          <table:table-cell table:style-name="ce1" office:value-type="float" office:value="6357">
            <text:p>6.357</text:p>
          </table:table-cell>
          <table:table-cell table:style-name="ce1" office:value-type="float" office:value="6685">
            <text:p>6.685</text:p>
          </table:table-cell>
          <table:table-cell table:style-name="ce1" office:value-type="float" office:value="6773">
            <text:p>6.773</text:p>
          </table:table-cell>
          <table:table-cell table:style-name="ce1" office:value-type="float" office:value="7069">
            <text:p>7.069</text:p>
          </table:table-cell>
          <table:table-cell table:style-name="ce1" office:value-type="float" office:value="7238">
            <text:p>7.238</text:p>
          </table:table-cell>
          <table:table-cell table:style-name="ce1" office:value-type="float" office:value="7374">
            <text:p>7.374</text:p>
          </table:table-cell>
          <table:table-cell table:style-name="ce1" office:value-type="float" office:value="7520">
            <text:p>7.520</text:p>
          </table:table-cell>
          <table:table-cell table:style-name="ce1" office:value-type="float" office:value="7255">
            <text:p>7.255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>
            <text:p>Förderschüler des Berufskollegs als Förderschule schwerstbehindert</text:p>
          </table:table-cell>
          <table:table-cell table:style-name="ce1" office:value-type="float" office:value="279">
            <text:p>279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448">
            <text:p>448</text:p>
          </table:table-cell>
          <table:table-cell table:style-name="ce1" office:value-type="float" office:value="464">
            <text:p>464</text:p>
          </table:table-cell>
          <table:table-cell table:style-name="ce1" office:value-type="float" office:value="489">
            <text:p>489</text:p>
          </table:table-cell>
          <table:table-cell table:style-name="ce1" office:value-type="float" office:value="453">
            <text:p>453</text:p>
          </table:table-cell>
          <table:table-cell table:style-name="ce1" office:value-type="float" office:value="475">
            <text:p>475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332">
            <text:p>332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/>
          <table:table-cell table:number-columns-repeated="12"/>
        </table:table-row>
        <table:table-row table:style-name="ro1">
          <table:table-cell office:value-type="string">
            <text:p>Schüler aller Schulen</text:p>
          </table:table-cell>
          <table:table-cell table:style-name="ce1" office:value-type="float" office:value="2871584">
            <text:p>2.871.584</text:p>
          </table:table-cell>
          <table:table-cell table:style-name="ce1" office:value-type="float" office:value="2886101">
            <text:p>2.886.101</text:p>
          </table:table-cell>
          <table:table-cell table:style-name="ce1" office:value-type="float" office:value="2908107">
            <text:p>2.908.107</text:p>
          </table:table-cell>
          <table:table-cell table:style-name="ce1" office:value-type="float" office:value="2913332">
            <text:p>2.913.332</text:p>
          </table:table-cell>
          <table:table-cell table:style-name="ce1" office:value-type="float" office:value="2903426">
            <text:p>2.903.426</text:p>
          </table:table-cell>
          <table:table-cell table:style-name="ce1" office:value-type="float" office:value="2880193">
            <text:p>2.880.193</text:p>
          </table:table-cell>
          <table:table-cell table:style-name="ce1" office:value-type="float" office:value="2861251">
            <text:p>2.861.251</text:p>
          </table:table-cell>
          <table:table-cell table:style-name="ce1" office:value-type="float" office:value="2826162">
            <text:p>2.826.162</text:p>
          </table:table-cell>
          <table:table-cell table:style-name="ce1" office:value-type="float" office:value="2799259">
            <text:p>2.799.259</text:p>
          </table:table-cell>
          <table:table-cell table:style-name="ce1" office:value-type="float" office:value="2754304">
            <text:p>2.754.304</text:p>
          </table:table-cell>
          <table:table-cell table:number-columns-repeated="3"/>
        </table:table-row>
        <table:table-row table:style-name="ro1">
          <table:table-cell office:value-type="string">
            <text:p>Förderschüler in der Sek II (Berufskolleg)</text:p>
          </table:table-cell>
          <table:table-cell table:formula="of:=SUM([.B3:.B6])" office:value-type="float" office:value="7637">
            <text:p>7637</text:p>
          </table:table-cell>
          <table:table-cell table:formula="of:=SUM([.C3:.C6])" office:value-type="float" office:value="8420">
            <text:p>8420</text:p>
          </table:table-cell>
          <table:table-cell table:formula="of:=SUM([.D3:.D6])" office:value-type="float" office:value="9014">
            <text:p>9014</text:p>
          </table:table-cell>
          <table:table-cell table:formula="of:=SUM([.E3:.E6])" office:value-type="float" office:value="9514">
            <text:p>9514</text:p>
          </table:table-cell>
          <table:table-cell table:formula="of:=SUM([.F3:.F6])" office:value-type="float" office:value="9982">
            <text:p>9982</text:p>
          </table:table-cell>
          <table:table-cell table:formula="of:=SUM([.G3:.G6])" office:value-type="float" office:value="10423">
            <text:p>10423</text:p>
          </table:table-cell>
          <table:table-cell table:formula="of:=SUM([.H3:.H6])" office:value-type="float" office:value="10965">
            <text:p>10965</text:p>
          </table:table-cell>
          <table:table-cell table:formula="of:=SUM([.I3:.I6])" office:value-type="float" office:value="11356">
            <text:p>11356</text:p>
          </table:table-cell>
          <table:table-cell table:formula="of:=SUM([.J3:.J6])" office:value-type="float" office:value="11348">
            <text:p>11348</text:p>
          </table:table-cell>
          <table:table-cell table:formula="of:=SUM([.K3]+[.K5])" office:value-type="float" office:value="11096">
            <text:p>11096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100*[.B10]/[.B9]" office:value-type="float" office:value="0.265950778385727">
            <text:p>0,27</text:p>
          </table:table-cell>
          <table:table-cell table:style-name="ce2" table:formula="of:=100*[.C10]/[.C9]" office:value-type="float" office:value="0.291743081756321">
            <text:p>0,29</text:p>
          </table:table-cell>
          <table:table-cell table:style-name="ce2" table:formula="of:=100*[.D10]/[.D9]" office:value-type="float" office:value="0.309961084650599">
            <text:p>0,31</text:p>
          </table:table-cell>
          <table:table-cell table:style-name="ce2" table:formula="of:=100*[.E10]/[.E9]" office:value-type="float" office:value="0.326567655179705">
            <text:p>0,33</text:p>
          </table:table-cell>
          <table:table-cell table:style-name="ce2" table:formula="of:=100*[.F10]/[.F9]" office:value-type="float" office:value="0.343800737473591">
            <text:p>0,34</text:p>
          </table:table-cell>
          <table:table-cell table:style-name="ce2" table:formula="of:=100*[.G10]/[.G9]" office:value-type="float" office:value="0.361885470869487">
            <text:p>0,36</text:p>
          </table:table-cell>
          <table:table-cell table:style-name="ce2" table:formula="of:=100*[.H10]/[.H9]" office:value-type="float" office:value="0.383223981398346">
            <text:p>0,38</text:p>
          </table:table-cell>
          <table:table-cell table:style-name="ce2" table:formula="of:=100*[.I10]/[.I9]" office:value-type="float" office:value="0.401817022520294">
            <text:p>0,40</text:p>
          </table:table-cell>
          <table:table-cell table:style-name="ce2" table:formula="of:=100*[.J10]/[.J9]" office:value-type="float" office:value="0.405392998647142">
            <text:p>0,41</text:p>
          </table:table-cell>
          <table:table-cell table:style-name="ce2" table:formula="of:=100*[.K10]/[.K9]" office:value-type="float" office:value="0.402860395947579">
            <text:p>0,40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Berufskolleg und Förderberufskolleg</text:p>
          </table:table-cell>
          <table:table-cell table:style-name="ce1" table:formula="of:=[.B2]+[.B5]" office:value-type="float" office:value="559859">
            <text:p>559.859</text:p>
          </table:table-cell>
          <table:table-cell table:style-name="ce1" table:formula="of:=[.C2]+[.C5]" office:value-type="float" office:value="562983">
            <text:p>562.983</text:p>
          </table:table-cell>
          <table:table-cell table:style-name="ce1" table:formula="of:=[.D2]+[.D5]" office:value-type="float" office:value="568989">
            <text:p>568.989</text:p>
          </table:table-cell>
          <table:table-cell table:style-name="ce1" table:formula="of:=[.E2]+[.E5]" office:value-type="float" office:value="579691">
            <text:p>579.691</text:p>
          </table:table-cell>
          <table:table-cell table:style-name="ce1" table:formula="of:=[.F2]+[.F5]" office:value-type="float" office:value="587874">
            <text:p>587.874</text:p>
          </table:table-cell>
          <table:table-cell table:style-name="ce1" table:formula="of:=[.G2]+[.G5]" office:value-type="float" office:value="595707">
            <text:p>595.707</text:p>
          </table:table-cell>
          <table:table-cell table:style-name="ce1" table:formula="of:=[.H2]+[.H5]" office:value-type="float" office:value="610929">
            <text:p>610.929</text:p>
          </table:table-cell>
          <table:table-cell table:style-name="ce1" table:formula="of:=[.I2]+[.I5]" office:value-type="float" office:value="620444">
            <text:p>620.444</text:p>
          </table:table-cell>
          <table:table-cell table:style-name="ce1" table:formula="of:=[.J2]+[.J5]" office:value-type="float" office:value="622410">
            <text:p>622.410</text:p>
          </table:table-cell>
          <table:table-cell table:style-name="ce1" table:formula="of:=[.K2]+[.K5]" office:value-type="float" office:value="613020">
            <text:p>613.020</text:p>
          </table:table-cell>
          <table:table-cell table:number-columns-repeated="3"/>
        </table:table-row>
        <table:table-row table:style-name="ro1">
          <table:table-cell office:value-type="string">
            <text:p>Förderschüler in der Sek II (Berufskolleg)</text:p>
          </table:table-cell>
          <table:table-cell table:formula="of:=[.B10]" office:value-type="float" office:value="7637">
            <text:p>7637</text:p>
          </table:table-cell>
          <table:table-cell table:formula="of:=[.C10]" office:value-type="float" office:value="8420">
            <text:p>8420</text:p>
          </table:table-cell>
          <table:table-cell table:formula="of:=[.D10]" office:value-type="float" office:value="9014">
            <text:p>9014</text:p>
          </table:table-cell>
          <table:table-cell table:formula="of:=[.E10]" office:value-type="float" office:value="9514">
            <text:p>9514</text:p>
          </table:table-cell>
          <table:table-cell table:formula="of:=[.F10]" office:value-type="float" office:value="9982">
            <text:p>9982</text:p>
          </table:table-cell>
          <table:table-cell table:formula="of:=[.G10]" office:value-type="float" office:value="10423">
            <text:p>10423</text:p>
          </table:table-cell>
          <table:table-cell table:formula="of:=[.H10]" office:value-type="float" office:value="10965">
            <text:p>10965</text:p>
          </table:table-cell>
          <table:table-cell table:formula="of:=[.I10]" office:value-type="float" office:value="11356">
            <text:p>11356</text:p>
          </table:table-cell>
          <table:table-cell table:formula="of:=[.J10]" office:value-type="float" office:value="11348">
            <text:p>11348</text:p>
          </table:table-cell>
          <table:table-cell table:formula="of:=[.K10]" office:value-type="float" office:value="11096">
            <text:p>11096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100*[.B15]/[.B14]" office:value-type="float" office:value="1.36409345924599">
            <text:p>1,36</text:p>
          </table:table-cell>
          <table:table-cell table:style-name="ce2" table:formula="of:=100*[.C15]/[.C14]" office:value-type="float" office:value="1.49560466301824">
            <text:p>1,50</text:p>
          </table:table-cell>
          <table:table-cell table:style-name="ce2" table:formula="of:=100*[.D15]/[.D14]" office:value-type="float" office:value="1.58421340307106">
            <text:p>1,58</text:p>
          </table:table-cell>
          <table:table-cell table:style-name="ce2" table:formula="of:=100*[.E15]/[.E14]" office:value-type="float" office:value="1.64121920126412">
            <text:p>1,64</text:p>
          </table:table-cell>
          <table:table-cell table:style-name="ce2" table:formula="of:=100*[.F15]/[.F14]" office:value-type="float" office:value="1.69798290109785">
            <text:p>1,70</text:p>
          </table:table-cell>
          <table:table-cell table:style-name="ce2" table:formula="of:=100*[.G15]/[.G14]" office:value-type="float" office:value="1.74968566761848">
            <text:p>1,75</text:p>
          </table:table-cell>
          <table:table-cell table:style-name="ce2" table:formula="of:=100*[.H15]/[.H14]" office:value-type="float" office:value="1.79480757993155">
            <text:p>1,79</text:p>
          </table:table-cell>
          <table:table-cell table:style-name="ce2" table:formula="of:=100*[.I15]/[.I14]" office:value-type="float" office:value="1.83030217070356">
            <text:p>1,83</text:p>
          </table:table-cell>
          <table:table-cell table:style-name="ce2" table:formula="of:=100*[.J15]/[.J14]" office:value-type="float" office:value="1.8232354878617">
            <text:p>1,82</text:p>
          </table:table-cell>
          <table:table-cell table:style-name="ce2" table:formula="of:=100*[.K15]/[.K14]" office:value-type="float" office:value="1.8100551368634">
            <text:p>1,81</text:p>
          </table:table-cell>
          <table:table-cell/>
          <table:table-cell table:formula="of:=[.K16]-[.B16]" office:value-type="float" office:value="0.445961677617409">
            <text:p>0,4459616776</text:p>
          </table:table-cell>
          <table:table-cell office:value-type="string">
            <text:p>Gesamt</text:p>
          </table:table-cell>
        </table:table-row>
        <table:table-row table:style-name="ro1">
          <table:table-cell/>
          <table:table-cell table:style-name="ce2" table:formula="of:=100*[.B5]/[.B14]" office:value-type="float" office:value="1.00721788878986">
            <text:p>1,01</text:p>
          </table:table-cell>
          <table:table-cell table:style-name="ce2" table:formula="of:=100*[.C5]/[.C14]" office:value-type="float" office:value="1.04692326411277">
            <text:p>1,05</text:p>
          </table:table-cell>
          <table:table-cell table:style-name="ce2" table:formula="of:=100*[.D5]/[.D14]" office:value-type="float" office:value="1.11724479735109">
            <text:p>1,12</text:p>
          </table:table-cell>
          <table:table-cell table:style-name="ce2" table:formula="of:=100*[.E5]/[.E14]" office:value-type="float" office:value="1.1532005844493">
            <text:p>1,15</text:p>
          </table:table-cell>
          <table:table-cell table:style-name="ce2" table:formula="of:=100*[.F5]/[.F14]" office:value-type="float" office:value="1.15211763064874">
            <text:p>1,15</text:p>
          </table:table-cell>
          <table:table-cell table:style-name="ce2" table:formula="of:=100*[.G5]/[.G14]" office:value-type="float" office:value="1.18665719892497">
            <text:p>1,19</text:p>
          </table:table-cell>
          <table:table-cell table:style-name="ce2" table:formula="of:=100*[.H5]/[.H14]" office:value-type="float" office:value="1.18475305641081">
            <text:p>1,18</text:p>
          </table:table-cell>
          <table:table-cell table:style-name="ce2" table:formula="of:=100*[.I5]/[.I14]" office:value-type="float" office:value="1.18850371669321">
            <text:p>1,19</text:p>
          </table:table-cell>
          <table:table-cell table:style-name="ce2" table:formula="of:=100*[.J5]/[.J14]" office:value-type="float" office:value="1.20820680901656">
            <text:p>1,21</text:p>
          </table:table-cell>
          <table:table-cell table:style-name="ce2" table:formula="of:=100*[.K5]/[.K14]" office:value-type="float" office:value="1.18348504127108">
            <text:p>1,18</text:p>
          </table:table-cell>
          <table:table-cell/>
          <table:table-cell table:formula="of:=[.K17]-[.B17]" office:value-type="float" office:value="0.176267152481228">
            <text:p>0,1762671525</text:p>
          </table:table-cell>
          <table:table-cell office:value-type="string">
            <text:p>Förderschule</text:p>
          </table:table-cell>
        </table:table-row>
        <table:table-row table:style-name="ro1">
          <table:table-cell/>
          <table:table-cell table:style-name="ce2" table:formula="of:=100*[.B3]/[.B14]" office:value-type="float" office:value="0.305255430385151">
            <text:p>0,31</text:p>
          </table:table-cell>
          <table:table-cell table:style-name="ce2" table:formula="of:=100*[.C3]/[.C14]" office:value-type="float" office:value="0.387933561048913">
            <text:p>0,39</text:p>
          </table:table-cell>
          <table:table-cell table:style-name="ce2" table:formula="of:=100*[.D3]/[.D14]" office:value-type="float" office:value="0.395965475606734">
            <text:p>0,40</text:p>
          </table:table-cell>
          <table:table-cell table:style-name="ce2" table:formula="of:=100*[.E3]/[.E14]" office:value-type="float" office:value="0.408493490497524">
            <text:p>0,41</text:p>
          </table:table-cell>
          <table:table-cell table:style-name="ce2" table:formula="of:=100*[.F3]/[.F14]" office:value-type="float" office:value="0.466766688099831">
            <text:p>0,47</text:p>
          </table:table-cell>
          <table:table-cell table:style-name="ce2" table:formula="of:=100*[.G3]/[.G14]" office:value-type="float" office:value="0.479766059488977">
            <text:p>0,48</text:p>
          </table:table-cell>
          <table:table-cell table:style-name="ce2" table:formula="of:=100*[.H3]/[.H14]" office:value-type="float" office:value="0.533940932579727">
            <text:p>0,53</text:p>
          </table:table-cell>
          <table:table-cell table:style-name="ce2" table:formula="of:=100*[.I3]/[.I14]" office:value-type="float" office:value="0.562983927638917">
            <text:p>0,56</text:p>
          </table:table-cell>
          <table:table-cell table:style-name="ce2" table:formula="of:=100*[.J3]/[.J14]" office:value-type="float" office:value="0.552208351408236">
            <text:p>0,55</text:p>
          </table:table-cell>
          <table:table-cell table:style-name="ce2" table:formula="of:=100*[.K3]/[.K14]" office:value-type="float" office:value="0.626570095592313">
            <text:p>0,63</text:p>
          </table:table-cell>
          <table:table-cell/>
          <table:table-cell table:formula="of:=[.K18]-[.B18]" office:value-type="float" office:value="0.321314665207163">
            <text:p>0,3213146652</text:p>
          </table:table-cell>
          <table:table-cell office:value-type="string">
            <text:p>BK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formula="of:=[.B6]+[.B4]" office:value-type="float" office:value="289">
            <text:p>289</text:p>
          </table:table-cell>
          <table:table-cell table:formula="of:=[.C6]+[.C4]" office:value-type="float" office:value="342">
            <text:p>342</text:p>
          </table:table-cell>
          <table:table-cell table:formula="of:=[.D6]+[.D4]" office:value-type="float" office:value="404">
            <text:p>404</text:p>
          </table:table-cell>
          <table:table-cell table:formula="of:=[.E6]+[.E4]" office:value-type="float" office:value="461">
            <text:p>461</text:p>
          </table:table-cell>
          <table:table-cell table:formula="of:=[.F6]+[.F4]" office:value-type="float" office:value="465">
            <text:p>465</text:p>
          </table:table-cell>
          <table:table-cell table:formula="of:=[.G6]+[.G4]" office:value-type="float" office:value="496">
            <text:p>496</text:p>
          </table:table-cell>
          <table:table-cell table:formula="of:=[.H6]+[.H4]" office:value-type="float" office:value="465">
            <text:p>465</text:p>
          </table:table-cell>
          <table:table-cell table:formula="of:=[.I6]+[.I4]" office:value-type="float" office:value="489">
            <text:p>489</text:p>
          </table:table-cell>
          <table:table-cell table:formula="of:=[.J6]+[.J4]" office:value-type="float" office:value="391">
            <text:p>391</text:p>
          </table:table-cell>
          <table:table-cell table:formula="of:=[.K6]+[.K4]" office:value-type="float" office:value="337">
            <text:p>337</text:p>
          </table:table-cell>
          <table:table-cell table:number-columns-repeated="3"/>
        </table:table-row>
        <table:table-row table:style-name="ro1">
          <table:table-cell/>
          <table:table-cell table:formula="of:=[.B4]" office:value-type="float" office:value="10">
            <text:p>10</text:p>
          </table:table-cell>
          <table:table-cell table:formula="of:=[.C4]" office:value-type="float" office:value="22">
            <text:p>22</text:p>
          </table:table-cell>
          <table:table-cell table:formula="of:=[.D4]" office:value-type="float" office:value="44">
            <text:p>44</text:p>
          </table:table-cell>
          <table:table-cell table:formula="of:=[.E4]" office:value-type="float" office:value="13">
            <text:p>13</text:p>
          </table:table-cell>
          <table:table-cell table:formula="of:=[.F4]" office:value-type="float" office:value="1">
            <text:p>1</text:p>
          </table:table-cell>
          <table:table-cell table:formula="of:=[.G4]" office:value-type="float" office:value="7">
            <text:p>7</text:p>
          </table:table-cell>
          <table:table-cell table:formula="of:=[.H4]" office:value-type="float" office:value="12">
            <text:p>12</text:p>
          </table:table-cell>
          <table:table-cell table:formula="of:=[.I4]" office:value-type="float" office:value="14">
            <text:p>14</text:p>
          </table:table-cell>
          <table:table-cell table:formula="of:=[.J4]" office:value-type="float" office:value="16">
            <text:p>16</text:p>
          </table:table-cell>
          <table:table-cell table:formula="of:=[.K4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.B6]" office:value-type="float" office:value="279">
            <text:p>279</text:p>
          </table:table-cell>
          <table:table-cell table:formula="of:=[.C6]" office:value-type="float" office:value="320">
            <text:p>320</text:p>
          </table:table-cell>
          <table:table-cell table:formula="of:=[.D6]" office:value-type="float" office:value="360">
            <text:p>360</text:p>
          </table:table-cell>
          <table:table-cell table:formula="of:=[.E6]" office:value-type="float" office:value="448">
            <text:p>448</text:p>
          </table:table-cell>
          <table:table-cell table:formula="of:=[.F6]" office:value-type="float" office:value="464">
            <text:p>464</text:p>
          </table:table-cell>
          <table:table-cell table:formula="of:=[.G6]" office:value-type="float" office:value="489">
            <text:p>489</text:p>
          </table:table-cell>
          <table:table-cell table:formula="of:=[.H6]" office:value-type="float" office:value="453">
            <text:p>453</text:p>
          </table:table-cell>
          <table:table-cell table:formula="of:=[.I6]" office:value-type="float" office:value="475">
            <text:p>475</text:p>
          </table:table-cell>
          <table:table-cell table:formula="of:=[.J6]" office:value-type="float" office:value="375">
            <text:p>375</text:p>
          </table:table-cell>
          <table:table-cell table:formula="of:=[.K6]" office:value-type="float" office:value="332">
            <text:p>332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[.B21]*100/[.B14]" office:value-type="float" office:value="0.0516201400709822">
            <text:p>0,0516201401</text:p>
          </table:table-cell>
          <table:table-cell table:formula="of:=[.C21]*100/[.C14]" office:value-type="float" office:value="0.0607478378565605">
            <text:p>0,0607478379</text:p>
          </table:table-cell>
          <table:table-cell table:formula="of:=[.D21]*100/[.D14]" office:value-type="float" office:value="0.0710031301132359">
            <text:p>0,0710031301</text:p>
          </table:table-cell>
          <table:table-cell table:formula="of:=[.E21]*100/[.E14]" office:value-type="float" office:value="0.0795251263172966">
            <text:p>0,0795251263</text:p>
          </table:table-cell>
          <table:table-cell table:formula="of:=[.F21]*100/[.F14]" office:value-type="float" office:value="0.0790985823492789">
            <text:p>0,0790985823</text:p>
          </table:table-cell>
          <table:table-cell table:formula="of:=[.G21]*100/[.G14]" office:value-type="float" office:value="0.083262409204525">
            <text:p>0,0832624092</text:p>
          </table:table-cell>
          <table:table-cell table:formula="of:=[.H21]*100/[.H14]" office:value-type="float" office:value="0.0761135909410095">
            <text:p>0,0761135909</text:p>
          </table:table-cell>
          <table:table-cell table:formula="of:=[.I21]*100/[.I14]" office:value-type="float" office:value="0.0788145263714372">
            <text:p>0,0788145264</text:p>
          </table:table-cell>
          <table:table-cell table:formula="of:=[.J21]*100/[.J14]" office:value-type="float" office:value="0.0628203274368985">
            <text:p>0,0628203274</text:p>
          </table:table-cell>
          <table:table-cell table:formula="of:=[.K21]*100/[.K14]" office:value-type="float" office:value="0.0549737365828195">
            <text:p>0,0549737366</text:p>
          </table:table-cell>
          <table:table-cell/>
          <table:table-cell table:formula="of:=[.K25]-[.B25]" office:value-type="float" office:value="0.00335359651183732">
            <text:p>0,0033535965</text:p>
          </table:table-cell>
          <table:table-cell/>
        </table:table-row>
        <table:table-row table:style-name="ro1">
          <table:table-cell/>
          <table:table-cell table:formula="of:=[.B22]*100/[.B14]" office:value-type="float" office:value="0.00178616401629696">
            <text:p>0,001786164</text:p>
          </table:table-cell>
          <table:table-cell table:formula="of:=[.C22]*100/[.C14]" office:value-type="float" office:value="0.00390775565159161">
            <text:p>0,0039077557</text:p>
          </table:table-cell>
          <table:table-cell table:formula="of:=[.D22]*100/[.D14]" office:value-type="float" office:value="0.00773301417074847">
            <text:p>0,0077330142</text:p>
          </table:table-cell>
          <table:table-cell table:formula="of:=[.E22]*100/[.E14]" office:value-type="float" office:value="0.00224257406100836">
            <text:p>0,0022425741</text:p>
          </table:table-cell>
          <table:table-cell table:formula="of:=[.F22]*100/[.F14]" office:value-type="float" office:value="0.000170104478170492">
            <text:p>0,0001701045</text:p>
          </table:table-cell>
          <table:table-cell table:formula="of:=[.G22]*100/[.G14]" office:value-type="float" office:value="0.00117507432345096">
            <text:p>0,0011750743</text:p>
          </table:table-cell>
          <table:table-cell table:formula="of:=[.H22]*100/[.H14]" office:value-type="float" office:value="0.00196422170170347">
            <text:p>0,0019642217</text:p>
          </table:table-cell>
          <table:table-cell table:formula="of:=[.I22]*100/[.I14]" office:value-type="float" office:value="0.00225644860777121">
            <text:p>0,0022564486</text:p>
          </table:table-cell>
          <table:table-cell table:formula="of:=[.J22]*100/[.J14]" office:value-type="float" office:value="0.00257065278514163">
            <text:p>0,0025706528</text:p>
          </table:table-cell>
          <table:table-cell table:formula="of:=[.K22]*100/[.K14]" office:value-type="float" office:value="0.000815634073929073">
            <text:p>0,0008156341</text:p>
          </table:table-cell>
          <table:table-cell/>
          <table:table-cell table:formula="of:=[.K26]-[.B26]" office:value-type="float" office:value="-0.000970529942367888">
            <text:p>-0,0009705299</text:p>
          </table:table-cell>
          <table:table-cell office:value-type="string">
            <text:p>BK</text:p>
          </table:table-cell>
        </table:table-row>
        <table:table-row table:style-name="ro1">
          <table:table-cell/>
          <table:table-cell table:formula="of:=[.B23]*100/[.B14]" office:value-type="float" office:value="0.0498339760546852">
            <text:p>0,0498339761</text:p>
          </table:table-cell>
          <table:table-cell table:formula="of:=[.C23]*100/[.C14]" office:value-type="float" office:value="0.0568400822049689">
            <text:p>0,0568400822</text:p>
          </table:table-cell>
          <table:table-cell table:formula="of:=[.D23]*100/[.D14]" office:value-type="float" office:value="0.0632701159424875">
            <text:p>0,0632701159</text:p>
          </table:table-cell>
          <table:table-cell table:formula="of:=[.E23]*100/[.E14]" office:value-type="float" office:value="0.0772825522562883">
            <text:p>0,0772825523</text:p>
          </table:table-cell>
          <table:table-cell table:formula="of:=[.F23]*100/[.F14]" office:value-type="float" office:value="0.0789284778711084">
            <text:p>0,0789284779</text:p>
          </table:table-cell>
          <table:table-cell table:formula="of:=[.G23]*100/[.G14]" office:value-type="float" office:value="0.0820873348810741">
            <text:p>0,0820873349</text:p>
          </table:table-cell>
          <table:table-cell table:formula="of:=[.H23]*100/[.H14]" office:value-type="float" office:value="0.074149369239306">
            <text:p>0,0741493692</text:p>
          </table:table-cell>
          <table:table-cell table:formula="of:=[.I23]*100/[.I14]" office:value-type="float" office:value="0.076558077763666">
            <text:p>0,0765580778</text:p>
          </table:table-cell>
          <table:table-cell table:formula="of:=[.J23]*100/[.J14]" office:value-type="float" office:value="0.0602496746517569">
            <text:p>0,0602496747</text:p>
          </table:table-cell>
          <table:table-cell table:formula="of:=[.K23]*100/[.K14]" office:value-type="float" office:value="0.0541581025088904">
            <text:p>0,0541581025</text:p>
          </table:table-cell>
          <table:table-cell/>
          <table:table-cell table:formula="of:=[.K27]-[.B27]" office:value-type="float" office:value="0.00432412645420521">
            <text:p>0,0043241265</text:p>
          </table:table-cell>
          <table:table-cell office:value-type="string">
            <text:p>Förderschu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9">19.05.2011</text:date>, <text:time>20:28:3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08T18:45:17</meta:creation-date>
    <dc:date>2011-05-19T20:28:31</dc:date>
    <meta:editing-duration>PT11H19M46S</meta:editing-duration>
    <meta:editing-cycles>37</meta:editing-cycles>
    <meta:generator>OpenOffice.org/3.3$Linux OpenOffice.org_project/330m20$Build-9567</meta:generator>
    <meta:document-statistic meta:table-count="2" meta:cell-count="379" meta:object-count="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3cm" chart:symbol-height="0.3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3">
      <style:chart-properties chart:symbol-type="named-symbol" chart:symbol-name="arrow-up" chart:symbol-width="0.35cm" chart:symbol-height="0.35cm" chart:data-label-number="value" chart:data-label-text="false" chart:data-label-symbol="false">
        <chart:symbol-image xlink:href="Pictures/2000000D000000DF000000DF9D6463D4.svm" xlink:type="simple" xlink:actuate="onLoad"/>
      </style:chart-properties>
      <style:graphic-properties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014cm" svg:height="12.369cm" xlink:href=".." xlink:type="simple" chart:class="chart:line" chart:style-name="ch1">
        <chart:plot-area chart:style-name="ch2" table:cell-range-address="Tabelle2.B1:Tabelle2.K1 Tabelle2.A3:Tabelle2.K3 Tabelle2.A5:Tabelle2.K5" chart:data-source-has-labels="both" svg:x="0.73cm" svg:y="1.123cm" svg:width="12.724cm" svg:height="10.579cm">
          <chartooo:coordinate-region svg:x="1.101cm" svg:y="1.123cm" svg:width="11.981cm" svg:height="9.932cm"/>
          <chart:axis chart:dimension="x" chart:name="primary-x" chart:style-name="ch3">
            <chart:categories table:cell-range-address="Tabelle2.B1:Tabelle2.K1"/>
            <chart:grid chart:style-name="ch4" chart:class="major"/>
          </chart:axis>
          <chart:axis chart:dimension="y" chart:name="primary-y" chart:style-name="ch5"/>
          <chart:series chart:style-name="ch6" chart:values-cell-range-address="Tabelle2.B3:Tabelle2.K3" chart:label-cell-address="Tabelle2.A3:Tabelle2.A3" chart:class="chart:line">
            <chart:data-point chart:repeated="10"/>
          </chart:series>
          <chart:series chart:style-name="ch7" chart:values-cell-range-address="Tabelle2.B5:Tabelle2.K5" chart:label-cell-address="Tabelle2.A5:Tabelle2.A5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1</text:p>
                <draw:g>
                  <svg:desc>Tabelle2.B1:Tabelle2.K1</svg:desc>
                </draw:g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  <table:table-cell office:value-type="string">
                <text:p>2007</text:p>
              </table:table-cell>
              <table:table-cell office:value-type="string">
                <text:p>2008</text:p>
              </table:table-cell>
              <table:table-cell office:value-type="string">
                <text:p>2009</text:p>
              </table:table-cell>
              <table:table-cell office:value-type="string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Förderschüler am Regelberufskolleg</text:p>
                <draw:g>
                  <svg:desc>Tabelle2.A3:Tabelle2.A3</svg:desc>
                </draw:g>
              </table:table-cell>
              <table:table-cell office:value-type="float" office:value="1709">
                <text:p>1709</text:p>
                <draw:g>
                  <svg:desc>Tabelle2.B3:Tabelle2.K3</svg:desc>
                </draw:g>
              </table:table-cell>
              <table:table-cell office:value-type="float" office:value="2184">
                <text:p>2184</text:p>
              </table:table-cell>
              <table:table-cell office:value-type="float" office:value="2253">
                <text:p>2253</text:p>
              </table:table-cell>
              <table:table-cell office:value-type="float" office:value="2368">
                <text:p>2368</text:p>
              </table:table-cell>
              <table:table-cell office:value-type="float" office:value="2744">
                <text:p>2744</text:p>
              </table:table-cell>
              <table:table-cell office:value-type="float" office:value="2858">
                <text:p>2858</text:p>
              </table:table-cell>
              <table:table-cell office:value-type="float" office:value="3262">
                <text:p>3262</text:p>
              </table:table-cell>
              <table:table-cell office:value-type="float" office:value="3493">
                <text:p>3493</text:p>
              </table:table-cell>
              <table:table-cell office:value-type="float" office:value="3437">
                <text:p>3437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Förderschüler des Berufskollegs als Förderschule</text:p>
                <draw:g>
                  <svg:desc>Tabelle2.A5:Tabelle2.A5</svg:desc>
                </draw:g>
              </table:table-cell>
              <table:table-cell office:value-type="float" office:value="5639">
                <text:p>5639</text:p>
                <draw:g>
                  <svg:desc>Tabelle2.B5:Tabelle2.K5</svg:desc>
                </draw:g>
              </table:table-cell>
              <table:table-cell office:value-type="float" office:value="5894">
                <text:p>5894</text:p>
              </table:table-cell>
              <table:table-cell office:value-type="float" office:value="6357">
                <text:p>6357</text:p>
              </table:table-cell>
              <table:table-cell office:value-type="float" office:value="6685">
                <text:p>6685</text:p>
              </table:table-cell>
              <table:table-cell office:value-type="float" office:value="6773">
                <text:p>6773</text:p>
              </table:table-cell>
              <table:table-cell office:value-type="float" office:value="7069">
                <text:p>7069</text:p>
              </table:table-cell>
              <table:table-cell office:value-type="float" office:value="7238">
                <text:p>7238</text:p>
              </table:table-cell>
              <table:table-cell office:value-type="float" office:value="7374">
                <text:p>7374</text:p>
              </table:table-cell>
              <table:table-cell office:value-type="float" office:value="7520">
                <text:p>7520</text:p>
              </table:table-cell>
              <table:table-cell office:value-type="float" office:value="7255">
                <text:p>72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3cm" chart:symbol-height="0.3cm" chart:data-label-number="value" chart:data-label-text="false" chart:data-label-symbol="false">
        <chart:symbol-image xlink:href="Pictures/2000000D000000DF000000DF336B7471.svm" xlink:type="simple" xlink:actuate="onLoad"/>
      </style:chart-properties>
      <style:graphic-properties svg:stroke-width="0.08cm" svg:stroke-color="#314004" draw:fill-color="#314004"/>
      <style:text-properties fo:font-size="10pt" style:font-size-asian="10pt" style:font-size-complex="10pt"/>
    </style:style>
    <style:style style:name="ch7" style:family="chart" style:data-style-name="N3">
      <style:chart-properties chart:symbol-type="named-symbol" chart:symbol-name="arrow-up" chart:symbol-width="0.3cm" chart:symbol-height="0.3cm" chart:data-label-number="value" chart:data-label-text="false" chart:data-label-symbol="false">
        <chart:symbol-image xlink:href="Pictures/2000000D000000DF000000DF903272BD.svm" xlink:type="simple" xlink:actuate="onLoad"/>
      </style:chart-properties>
      <style:graphic-properties svg:stroke-width="0.08cm" svg:stroke-color="#996633" draw:fill-color="#996633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109cm" svg:height="11.118cm" xlink:href=".." xlink:type="simple" chart:class="chart:line" chart:style-name="ch1">
        <chart:plot-area chart:style-name="ch2" table:cell-range-address="Tabelle2.B1:Tabelle2.K1 Tabelle2.A4:Tabelle2.K4 Tabelle2.A6:Tabelle2.K6" chart:data-source-has-labels="both" svg:x="0.732cm" svg:y="1.023cm" svg:width="12.813cm" svg:height="9.453cm">
          <chartooo:coordinate-region svg:x="1.103cm" svg:y="1.023cm" svg:width="12.07cm" svg:height="8.806cm"/>
          <chart:axis chart:dimension="x" chart:name="primary-x" chart:style-name="ch3">
            <chart:categories table:cell-range-address="Tabelle2.B1:Tabelle2.K1"/>
            <chart:grid chart:style-name="ch4" chart:class="major"/>
          </chart:axis>
          <chart:axis chart:dimension="y" chart:name="primary-y" chart:style-name="ch5"/>
          <chart:series chart:style-name="ch6" chart:values-cell-range-address="Tabelle2.B4:Tabelle2.K4" chart:label-cell-address="Tabelle2.A4:Tabelle2.A4" chart:class="chart:line">
            <chart:data-point chart:repeated="10"/>
          </chart:series>
          <chart:series chart:style-name="ch7" chart:values-cell-range-address="Tabelle2.B6:Tabelle2.K6" chart:label-cell-address="Tabelle2.A6:Tabelle2.A6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1</text:p>
                <draw:g>
                  <svg:desc>Tabelle2.B1:Tabelle2.K1</svg:desc>
                </draw:g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  <table:table-cell office:value-type="string">
                <text:p>2007</text:p>
              </table:table-cell>
              <table:table-cell office:value-type="string">
                <text:p>2008</text:p>
              </table:table-cell>
              <table:table-cell office:value-type="string">
                <text:p>2009</text:p>
              </table:table-cell>
              <table:table-cell office:value-type="string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Förderschüler am Regelberufskolleg schwerstbehindert</text:p>
                <draw:g>
                  <svg:desc>Tabelle2.A4:Tabelle2.A4</svg:desc>
                </draw:g>
              </table:table-cell>
              <table:table-cell office:value-type="float" office:value="10">
                <text:p>10</text:p>
                <draw:g>
                  <svg:desc>Tabelle2.B4:Tabelle2.K4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örderschüler des Berufskollegs als Förderschule schwerstbehindert</text:p>
                <draw:g>
                  <svg:desc>Tabelle2.A6:Tabelle2.A6</svg:desc>
                </draw:g>
              </table:table-cell>
              <table:table-cell office:value-type="float" office:value="279">
                <text:p>279</text:p>
                <draw:g>
                  <svg:desc>Tabelle2.B6:Tabelle2.K6</svg:desc>
                </draw:g>
              </table:table-cell>
              <table:table-cell office:value-type="float" office:value="320">
                <text:p>320</text:p>
              </table:table-cell>
              <table:table-cell office:value-type="float" office:value="360">
                <text:p>360</text:p>
              </table:table-cell>
              <table:table-cell office:value-type="float" office:value="448">
                <text:p>448</text:p>
              </table:table-cell>
              <table:table-cell office:value-type="float" office:value="464">
                <text:p>464</text:p>
              </table:table-cell>
              <table:table-cell office:value-type="float" office:value="489">
                <text:p>489</text:p>
              </table:table-cell>
              <table:table-cell office:value-type="float" office:value="453">
                <text:p>453</text:p>
              </table:table-cell>
              <table:table-cell office:value-type="float" office:value="475">
                <text:p>475</text:p>
              </table:table-cell>
              <table:table-cell office:value-type="float" office:value="375">
                <text:p>375</text:p>
              </table:table-cell>
              <table:table-cell office:value-type="float" office:value="332">
                <text:p>3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display-label="false" chart:tick-marks-major-inner="false" chart:tick-marks-major-outer="fals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3">
      <style:chart-properties chart:display-label="false" chart:tick-marks-major-inner="false" chart:tick-marks-major-outer="fals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square" chart:symbol-width="0.2cm" chart:symbol-height="0.2cm" chart:data-label-number="value" chart:data-label-text="false" chart:data-label-symbol="false">
        <chart:symbol-image xlink:href="Pictures/2000000D000000DD000000DDDC7CCDFB.svm" xlink:type="simple" xlink:actuate="onLoad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ylinder" chart:symbol-type="named-symbol" chart:symbol-name="square" chart:symbol-width="0.25cm" chart:symbol-height="0.25cm"/>
    </style:style>
    <style:style style:name="ch13" style:family="chart" style:data-style-name="N3">
      <style:chart-properties chart:symbol-type="named-symbol" chart:symbol-name="diamond" chart:symbol-width="0.3cm" chart:symbol-height="0.3cm" chart:data-label-number="value" chart:data-label-text="false" chart:data-label-symbol="false">
        <chart:symbol-image xlink:href="Pictures/2000000D000000DD000000DD07B12F7F.svm" xlink:type="simple" xlink:actuate="onLoad"/>
      </style:chart-properties>
      <style:graphic-properties svg:stroke-width="0.051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3">
      <style:chart-properties chart:symbol-type="named-symbol" chart:symbol-name="arrow-up" chart:symbol-width="0.3cm" chart:symbol-height="0.3cm" chart:data-label-number="value" chart:data-label-text="false" chart:data-label-symbol="false">
        <chart:symbol-image xlink:href="Pictures/2000000D000000DD000000DDA1622F59.svm" xlink:type="simple" xlink:actuate="onLoad"/>
      </style:chart-properties>
      <style:graphic-properties svg:stroke-width="0.051cm" svg:stroke-color="#ff6633" draw:fill-color="#ff6633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 draw:opacity-name="ChartTransparencyGradient_20_1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312cm" svg:height="15.98cm" xlink:href=".." xlink:type="simple" chart:class="chart:line" chart:style-name="ch1">
        <chart:title svg:x="3.592cm" svg:y="0.608cm" chart:style-name="ch2">
          <text:p>Schüler in NRW in den Schuljahren 2000/2001 bis 2010/2011 </text:p>
        </chart:title>
        <chart:legend chart:legend-position="end" svg:x="19.876cm" svg:y="1.669cm" chart:style-name="ch3"/>
        <chart:plot-area chart:style-name="ch4" table:cell-range-address="Tabelle1.A10:Tabelle1.L13" chart:data-source-has-labels="both" svg:x="1.597cm" svg:y="2.191cm" svg:width="17.453cm" svg:height="12.489cm">
          <chartooo:coordinate-region svg:x="1.968cm" svg:y="2.191cm" svg:width="16.71cm" svg:height="11.842cm"/>
          <chart:axis chart:dimension="x" chart:name="primary-x" chart:style-name="ch5">
            <chart:title svg:x="18.125cm" svg:y="15.089cm" chart:style-name="ch6">
              <text:p>Jahr</text:p>
            </chart:title>
            <chart:categories table:cell-range-address="Tabelle1.B10:Tabelle1.L10"/>
            <chart:grid chart:style-name="ch7" chart:class="major"/>
          </chart:axis>
          <chart:axis chart:dimension="y" chart:name="primary-y" chart:style-name="ch8">
            <chart:title svg:x="0.694cm" svg:y="6.16cm" chart:style-name="ch9">
              <text:p>Anzah der Schüler X 1000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Tabelle1.B11:Tabelle1.L11" chart:label-cell-address="Tabelle1.A11:Tabelle1.A11" chart:class="chart:line">
            <chart:data-point/>
            <chart:data-point chart:style-name="ch12"/>
            <chart:data-point chart:repeated="9"/>
          </chart:series>
          <chart:series chart:attached-axis="primary-y" chart:style-name="ch13" chart:values-cell-range-address="Tabelle1.B12:Tabelle1.L12" chart:label-cell-address="Tabelle1.A12:Tabelle1.A12" chart:class="chart:line">
            <chart:data-point chart:repeated="11"/>
          </chart:series>
          <chart:series chart:attached-axis="primary-y" chart:style-name="ch14" chart:values-cell-range-address="Tabelle1.B13:Tabelle1.L13" chart:label-cell-address="Tabelle1.A13:Tabelle1.A13" chart:class="chart:line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0</text:p>
                <draw:g>
                  <svg:desc>Tabelle1.B10:Tabelle1.L10</svg:desc>
                </draw:g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  <table:table-cell office:value-type="string">
                <text:p>2005</text:p>
              </table:table-cell>
              <table:table-cell office:value-type="string">
                <text:p>2006</text:p>
              </table:table-cell>
              <table:table-cell office:value-type="string">
                <text:p>2007</text:p>
              </table:table-cell>
              <table:table-cell office:value-type="string">
                <text:p>2008</text:p>
              </table:table-cell>
              <table:table-cell office:value-type="string">
                <text:p>2009</text:p>
              </table:table-cell>
              <table:table-cell office:value-type="string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Schüler aller Schulen</text:p>
                <draw:g>
                  <svg:desc>Tabelle1.A11:Tabelle1.A11</svg:desc>
                </draw:g>
              </table:table-cell>
              <table:table-cell office:value-type="float" office:value="2859.677">
                <text:p>2859.677</text:p>
                <draw:g>
                  <svg:desc>Tabelle1.B11:Tabelle1.L11</svg:desc>
                </draw:g>
              </table:table-cell>
              <table:table-cell office:value-type="float" office:value="2871.584">
                <text:p>2871.584</text:p>
              </table:table-cell>
              <table:table-cell office:value-type="float" office:value="2886.101">
                <text:p>2886.101</text:p>
              </table:table-cell>
              <table:table-cell office:value-type="float" office:value="2908.107">
                <text:p>2908.107</text:p>
              </table:table-cell>
              <table:table-cell office:value-type="float" office:value="2913.332">
                <text:p>2913.332</text:p>
              </table:table-cell>
              <table:table-cell office:value-type="float" office:value="2903.426">
                <text:p>2903.426</text:p>
              </table:table-cell>
              <table:table-cell office:value-type="float" office:value="2880.193">
                <text:p>2880.193</text:p>
              </table:table-cell>
              <table:table-cell office:value-type="float" office:value="2861.251">
                <text:p>2861.251</text:p>
              </table:table-cell>
              <table:table-cell office:value-type="float" office:value="2826.162">
                <text:p>2826.162</text:p>
              </table:table-cell>
              <table:table-cell office:value-type="float" office:value="2799.259">
                <text:p>2799.259</text:p>
              </table:table-cell>
              <table:table-cell office:value-type="float" office:value="2754.304">
                <text:p>2754.304</text:p>
              </table:table-cell>
            </table:table-row>
            <table:table-row>
              <table:table-cell office:value-type="string">
                <text:p>Berufskolleg (ohne FörderBKs)</text:p>
                <draw:g>
                  <svg:desc>Tabelle1.A12:Tabelle1.A12</svg:desc>
                </draw:g>
              </table:table-cell>
              <table:table-cell office:value-type="float" office:value="546.994">
                <text:p>546.994</text:p>
                <draw:g>
                  <svg:desc>Tabelle1.B12:Tabelle1.L12</svg:desc>
                </draw:g>
              </table:table-cell>
              <table:table-cell office:value-type="float" office:value="554.22">
                <text:p>554.22</text:p>
              </table:table-cell>
              <table:table-cell office:value-type="float" office:value="557.089">
                <text:p>557.089</text:p>
              </table:table-cell>
              <table:table-cell office:value-type="float" office:value="562.632">
                <text:p>562.632</text:p>
              </table:table-cell>
              <table:table-cell office:value-type="float" office:value="573.006">
                <text:p>573.006</text:p>
              </table:table-cell>
              <table:table-cell office:value-type="float" office:value="581.101">
                <text:p>581.101</text:p>
              </table:table-cell>
              <table:table-cell office:value-type="float" office:value="588.638">
                <text:p>588.638</text:p>
              </table:table-cell>
              <table:table-cell office:value-type="float" office:value="603.691">
                <text:p>603.691</text:p>
              </table:table-cell>
              <table:table-cell office:value-type="float" office:value="613.07">
                <text:p>613.07</text:p>
              </table:table-cell>
              <table:table-cell office:value-type="float" office:value="614.89">
                <text:p>614.89</text:p>
              </table:table-cell>
              <table:table-cell office:value-type="float" office:value="605.765">
                <text:p>605.765</text:p>
              </table:table-cell>
            </table:table-row>
            <table:table-row>
              <table:table-cell office:value-type="string">
                <text:p>Förderschüler (Primarstufe und Sekundarstufen I u.II)</text:p>
                <draw:g>
                  <svg:desc>Tabelle1.A13:Tabelle1.A13</svg:desc>
                </draw:g>
              </table:table-cell>
              <table:table-cell office:value-type="float" office:value="100.12">
                <text:p>100.12</text:p>
                <draw:g>
                  <svg:desc>Tabelle1.B13:Tabelle1.L13</svg:desc>
                </draw:g>
              </table:table-cell>
              <table:table-cell office:value-type="float" office:value="104.099">
                <text:p>104.099</text:p>
              </table:table-cell>
              <table:table-cell office:value-type="float" office:value="107.962">
                <text:p>107.962</text:p>
              </table:table-cell>
              <table:table-cell office:value-type="float" office:value="110.65">
                <text:p>110.65</text:p>
              </table:table-cell>
              <table:table-cell office:value-type="float" office:value="111.085">
                <text:p>111.085</text:p>
              </table:table-cell>
              <table:table-cell office:value-type="float" office:value="109.824">
                <text:p>109.824</text:p>
              </table:table-cell>
              <table:table-cell office:value-type="float" office:value="109.883">
                <text:p>109.883</text:p>
              </table:table-cell>
              <table:table-cell office:value-type="float" office:value="109.636">
                <text:p>109.636</text:p>
              </table:table-cell>
              <table:table-cell office:value-type="float" office:value="108.854">
                <text:p>108.854</text:p>
              </table:table-cell>
              <table:table-cell office:value-type="float" office:value="108.021">
                <text:p>108.021</text:p>
              </table:table-cell>
              <table:table-cell office:value-type="float" office:value="105.545">
                <text:p>105.5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Linu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opacity draw:name="ChartTransparencyGradient_20_1" draw:display-name="ChartTransparencyGradient 1" draw:style="linear" draw:start="100%" draw:end="0%" draw:angle="0" draw:border="0%"/>
    <draw:stroke-dash draw:name="Dash_20_1" draw:display-name="Dash 1" draw:style="rect" draw:dots1="1" draw:dots1-length="0.02cm" draw:dots2="1" draw:dots2-length="0.02cm" draw:distance="0.02cm"/>
  </office:styles>
</office:document-styles>
</file>